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>
      <style:text-properties officeooo:rsid="00093157" officeooo:paragraph-rsid="00093157"/>
    </style:style>
    <style:style style:name="P4" style:family="paragraph" style:parent-style-name="Text_20_body" style:list-style-name="L3">
      <style:text-properties officeooo:rsid="000a94f6" officeooo:paragraph-rsid="000a94f6"/>
    </style:style>
    <style:style style:name="P5" style:family="paragraph" style:parent-style-name="Text_20_body" style:list-style-name="L3">
      <style:text-properties officeooo:rsid="000bbb41" officeooo:paragraph-rsid="000bbb41"/>
    </style:style>
    <style:style style:name="P6" style:family="paragraph" style:parent-style-name="Text_20_body" style:list-style-name="L3">
      <style:text-properties officeooo:rsid="000cf4c9" officeooo:paragraph-rsid="000cf4c9"/>
    </style:style>
    <style:style style:name="P7" style:family="paragraph" style:parent-style-name="Text_20_body" style:list-style-name="L3">
      <style:text-properties officeooo:rsid="000d70cb" officeooo:paragraph-rsid="000d70cb"/>
    </style:style>
    <style:style style:name="P8" style:family="paragraph" style:parent-style-name="Text_20_body" style:list-style-name="L3">
      <style:text-properties officeooo:rsid="000f2212" officeooo:paragraph-rsid="000f2212"/>
    </style:style>
    <style:style style:name="P9" style:family="paragraph" style:parent-style-name="Text_20_body" style:list-style-name="L3">
      <style:text-properties officeooo:rsid="000f3d83" officeooo:paragraph-rsid="000f3d83"/>
    </style:style>
    <style:style style:name="P10" style:family="paragraph" style:parent-style-name="Text_20_body" style:list-style-name="L3">
      <style:text-properties officeooo:rsid="00113a42" officeooo:paragraph-rsid="00113a42"/>
    </style:style>
    <style:style style:name="P11" style:family="paragraph" style:parent-style-name="Heading_20_1">
      <style:text-properties officeooo:rsid="00093157" officeooo:paragraph-rsid="00093157"/>
    </style:style>
    <style:style style:name="T1" style:family="text">
      <style:text-properties officeooo:rsid="000cf4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Flask version</text:h>
      <text:list xml:id="list2544689096435470489" text:style-name="L3">
        <text:list-item>
          <text:p text:style-name="P3">Home page: </text:p>
          <text:list>
            <text:list-item>
              <text:p text:style-name="P3">Welcome, intro, etc</text:p>
            </text:list-item>
            <text:list-item>
              <text:p text:style-name="P3">Link to "start a new game"</text:p>
              <text:list>
                <text:list-item>
                  <text:p text:style-name="P3">to /new_page, which generates a new game object, stores it in a list and redirects the user to /game/&lt;list_index&gt;</text:p>
                </text:list-item>
              </text:list>
            </text:list-item>
          </text:list>
        </text:list-item>
        <text:list-item>
          <text:p text:style-name="P4">Game page, options</text:p>
          <text:list>
            <text:list-item>
              <text:p text:style-name="P4">Generate the whole page after every click</text:p>
            </text:list-item>
            <text:list-item>
              <text:p text:style-name="P4">Javascript driven - only actual (visible) changes are sent from server to browser</text:p>
            </text:list-item>
          </text:list>
        </text:list-item>
        <text:list-item>
          <text:p text:style-name="P4">Implementation/flow/etc</text:p>
          <text:list>
            <text:list-item>
              <text:p text:style-name="P4">Each button has an id, so next page gets called with /game/&lt;id&gt;/click&lt;button_id&gt;/</text:p>
              <text:list>
                <text:list-item>
                  <text:p text:style-name="P4">Assuming button within range, this executes its action</text:p>
                </text:list-item>
              </text:list>
            </text:list-item>
          </text:list>
        </text:list-item>
        <text:list-item>
          <text:p text:style-name="P5">Drawing the screen<text:span text:style-name="T1">, options</text:span></text:p>
          <text:list>
            <text:list-item>
              <text:p text:style-name="P6">CSS for layout/placement</text:p>
            </text:list-item>
            <text:list-item>
              <text:p text:style-name="P7">HTML5's canvas</text:p>
              <text:list>
                <text:list-item>
                  <text:p text:style-name="P8">Button click: similar to pygame approach, see http://stackoverflow.com/questions/9880279/how-do-i-add-a-simple-onclick-event-handler-to-a-canvas-element</text:p>
                  <text:list>
                    <text:list-item>
                      <text:p text:style-name="P10">/game/&lt;id&gt;/click/x/y/</text:p>
                    </text:list-item>
                  </text:list>
                </text:list-item>
                <text:list-item>
                  <text:p text:style-name="P9">graphics.py, functions create the relevant canvas/JS code, which gets put into a buffer</text:p>
                </text:list-item>
                <text:list-item>
                  <text:p text:style-name="P9">Once done, top &amp; tail the generated canvas/JS code and return as a page</text:p>
                </text:list-item>
              </text:list>
            </text:list-item>
            <text:list-item>
              <text:p text:style-name="P9"/>
            </text:list-item>
          </text:list>
        </text:list-item>
      </text:list>
      <text:h text:style-name="Heading_20_1" text:outline-level="1">Maybe later</text:h>
      <text:list xml:id="list7067635144738199129" text:style-name="L1">
        <text:list-item>
          <text:p text:style-name="P1">Fix scaling - full screen</text:p>
        </text:list-item>
        <text:list-item>
          <text:p text:style-name="P1">Better graphics</text:p>
        </text:list-item>
        <text:list-item>
          <text:p text:style-name="P1">Simplify states by introducing "skip-if"</text:p>
        </text:list-item>
        <text:list-item>
          <text:p text:style-name="P1">Can reserve a card when no yellow disks available</text:p>
          <text:list>
            <text:list-item>
              <text:p text:style-name="P1">Instead of yellow disk, show pretend yellow disk within button square</text:p>
            </text:list-item>
          </text:list>
        </text:list-item>
        <text:list-item>
          <text:p text:style-name="P1"><text:soft-page-break/>Can select a face down card + a yellow chip</text:p>
          <text:list>
            <text:list-item>
              <text:p text:style-name="P1">After selecting a yellow chip (or 'R'), draw piles also become buttons</text:p>
            </text:list-item>
          </text:list>
        </text:list-item>
      </text:list>
      <text:h text:style-name="Heading_20_1" text:outline-level="1">To do - First AI</text:h>
      <text:list xml:id="list9153853133655266141" text:style-name="L2">
        <text:list-item>
          <text:p text:style-name="P2">Get available actions</text:p>
        </text:list-item>
        <text:list-item>
          <text:p text:style-name="P2">Choose best action:</text:p>
          <text:list>
            <text:list-item>
              <text:p text:style-name="P2">If can buy any card (best_card)</text:p>
              <text:list>
                <text:list-item>
                  <text:p text:style-name="P2">If less than 3 of each card type, and can buy any which fill in a missing card type:</text:p>
                  <text:list>
                    <text:list-item>
                      <text:p text:style-name="P2">buy that one - using tie breakers as below</text:p>
                    </text:list-item>
                  </text:list>
                </text:list-item>
                <text:list-item>
                  <text:p text:style-name="P2">Buy one with highest points</text:p>
                </text:list-item>
                <text:list-item>
                  <text:p text:style-name="P2">Tie breaker: one which has chip_type for our lowest chip stack</text:p>
                </text:list-item>
                <text:list-item>
                  <text:p text:style-name="P2">Second tie breaker: select at random</text:p>
                </text:list-item>
              </text:list>
            </text:list-item>
            <text:list-item>
              <text:p text:style-name="P2">If 6 or less chips, not counting yellow chips:</text:p>
              <text:list>
                <text:list-item>
                  <text:p text:style-name="P2">Take any, where available, if less than 3 (card + chip) in hand</text:p>
                </text:list-item>
                <text:list-item>
                  <text:p text:style-name="P2">If taken less than 3, top up with one for which least are available</text:p>
                  <text:list>
                    <text:list-item>
                      <text:p text:style-name="P2">Tie breaker: random</text:p>
                    </text:list-item>
                  </text:list>
                </text:list-item>
              </text:list>
            </text:list-item>
            <text:list-item>
              <text:p text:style-name="P2">If over 6 chips:</text:p>
              <text:list>
                <text:list-item>
                  <text:p text:style-name="P2">Take yellow chip</text:p>
                </text:list-item>
                <text:list-item>
                  <text:p text:style-name="P2">Plus 'best' card:</text:p>
                  <text:list>
                    <text:list-item>
                      <text:p text:style-name="P2">From any which player can afford once added yellow chip to hand:</text:p>
                      <text:list>
                        <text:list-item>
                          <text:p text:style-name="P2">same as best_card, above</text:p>
                        </text:list-item>
                      </text:list>
                    </text:list-item>
                    <text:list-item>
                      <text:p text:style-name="P2">If none available, pretend player as one more yellow chip and repeat</text:p>
                      <text:list>
                        <text:list-item>
                          <text:p text:style-name="P2">Repeat until a card is foun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If now has over 10 chips:</text:p>
              <text:list>
                <text:list-item>
                  <text:p text:style-name="P2">Discard one for which player has most chips + cards</text:p>
                  <text:list>
                    <text:list-item>
                      <text:p text:style-name="P2">Tie breaker: random</text:p>
                    </text:list-item>
                  </text:list>
                </text:list-item>
                <text:list-item>
                  <text:p text:style-name="P2">Repeat until has 10 chip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7:18:54.452876686</meta:creation-date>
    <dc:date>2017-03-24T16:56:45.106386929</dc:date>
    <meta:editing-duration>P1DT11H45M23S</meta:editing-duration>
    <meta:editing-cycles>146</meta:editing-cycles>
    <meta:generator>LibreOffice/5.1.4.2$Linux_X86_64 LibreOffice_project/10m0$Build-2</meta:generator>
    <meta:document-statistic meta:table-count="0" meta:image-count="0" meta:object-count="0" meta:page-count="2" meta:paragraph-count="51" meta:word-count="399" meta:character-count="2132" meta:non-whitespace-character-count="1830"/>
  </office:meta>
</office:document-meta>
</file>